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, serif"/>
    <style:font-face style:name="Liberation Sans1" svg:font-family="'Liberation Sans'" style:font-pitch="variable"/>
    <style:font-face style:name="Times New Roman" svg:font-family="'Times New Roman', 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adornments="Standard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973cm"/>
    </style:style>
    <style:style style:name="gr4" style:family="graphic" style:parent-style-name="standard">
      <style:graphic-properties draw:stroke="solid" svg:stroke-width="0.035cm" svg:stroke-color="#000000" draw:marker-start="" draw:marker-end="Linienspitzen_20_1" draw:stroke-linejoin="miter" draw:fill="none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00" draw:marker-start="Linienspitzen_20_1" draw:marker-end="" draw:stroke-linejoin="miter" draw:fill="non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000000" draw:marker-end="Linienspitzen_20_1" draw:stroke-linejoin="miter" draw:fill="non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none" draw:textarea-horizontal-align="left" draw:auto-grow-width="true" fo:min-height="0.56cm" fo:min-width="1.691cm" fo:padding-top="0cm" fo:padding-bottom="0cm" fo:padding-left="0cm" fo:padding-right="0cm"/>
    </style:style>
    <style:style style:name="gr8" style:family="graphic" style:parent-style-name="standard">
      <style:graphic-properties draw:stroke="none" draw:fill="solid" draw:fill-color="#ffffff" draw:textarea-horizontal-align="left" draw:auto-grow-width="true" fo:min-height="0.56cm" fo:min-width="2.1cm" fo:padding-top="0cm" fo:padding-bottom="0cm" fo:padding-left="0cm" fo:padding-r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447cm"/>
    </style:style>
    <style:style style:name="gr10" style:family="graphic" style:parent-style-name="standard">
      <style:graphic-properties draw:stroke="none" draw:fill="solid" draw:fill-color="#ffffff" draw:textarea-horizontal-align="left" draw:auto-grow-width="true" fo:min-height="0.56cm" fo:min-width="0.907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1cm" draw:marker-start-width="0.35cm" draw:marker-end-width="0.35cm" draw:fill="none" draw:textarea-horizontal-align="center" draw:textarea-vertical-align="middle" draw:auto-grow-width="true" fo:min-height="1.119cm" fo:min-width="4.963cm" fo:padding-top="0.15cm" fo:padding-bottom="0.15cm" fo:padding-left="0.15cm" fo:padding-right="0.15cm"/>
    </style:style>
    <style:style style:name="P1" style:family="paragraph">
      <style:paragraph-properties fo:text-align="center"/>
    </style:style>
    <style:style style:name="P2" style:family="paragraph">
      <style:text-properties style:font-name="Times New Roman2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color="#990000" style:font-name="Times New Roman3" fo:font-size="14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990000" style:font-name="Times New Roman3" fo:font-size="14pt" style:font-size-asian="18pt" style:font-size-complex="18pt"/>
    </style:style>
    <style:style style:name="T1" style:family="text">
      <style:text-properties fo:font-variant="normal" fo:text-transform="none" fo:color="#000000" style:font-name="Times New Roman1" fo:font-size="14pt" fo:font-style="normal" fo:font-weight="bold" style:font-weight-asian="bold" style:font-weight-complex="bold"/>
    </style:style>
    <style:style style:name="T2" style:family="text">
      <style:text-properties fo:font-variant="normal" fo:text-transform="none" fo:color="#000000" style:font-name="Times New Roman1" fo:font-size="14pt" fo:font-style="normal" fo:font-weight="normal"/>
    </style:style>
    <style:style style:name="T3" style:family="text">
      <style:text-properties style:font-name="Times New Roman2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fo:font-variant="normal" fo:text-transform="none" fo:color="#990000" style:font-name="Times New Roman3" fo:font-size="14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layer="layout" svg:width="2.152cm" svg:height="1.27cm" svg:x="16.647cm" svg:y="0.3cm" svg:viewBox="0 0 2153 1271" draw:points="0,1271 0,0 2153,0 2153,1271">
          <text:p text:style-name="P1"><text:span text:style-name="T1">pyFDA</text:span></text:p>
        </draw:polygon>
        <draw:g>
          <draw:polygon draw:style-name="gr1" draw:text-style-name="P1" draw:layer="layout" svg:width="2.046cm" svg:height="1.27cm" svg:x="25.956cm" svg:y="5.268cm" svg:viewBox="0 0 2047 1271" draw:points="0,1271 0,0 2047,0 2047,1271">
            <text:p text:style-name="P1"><text:span text:style-name="T2">Plot3D</text:span></text:p>
          </draw:polygon>
          <draw:polygon draw:style-name="gr1" draw:layer="layout" svg:width="1.94cm" svg:height="1.27cm" svg:x="28.831cm" svg:y="5.268cm" svg:viewBox="0 0 1941 1271" draw:points="0,1271 0,0 1941,0 1941,1271">
            <text:p text:style-name="P1"><text:span text:style-name="T2">PlotHf</text:span></text:p>
          </draw:polygon>
          <draw:polygon draw:style-name="gr1" draw:layer="layout" svg:width="2.434cm" svg:height="1.27cm" svg:x="31.406cm" svg:y="5.268cm" svg:viewBox="0 0 2435 1271" draw:points="0,1271 0,0 2435,0 2435,1271">
            <text:p text:style-name="P1"><text:span text:style-name="T2">PlotImpz</text:span></text:p>
          </draw:polygon>
          <draw:polygon draw:style-name="gr1" draw:layer="layout" svg:width="2.011cm" svg:height="1.27cm" svg:x="34.476cm" svg:y="5.268cm" svg:viewBox="0 0 2012 1271" draw:points="0,1271 0,0 2012,0 2012,1271">
            <text:p text:style-name="P1"><text:span text:style-name="T2">PlotPZ</text:span></text:p>
          </draw:polygon>
          <draw:polygon draw:style-name="gr1" draw:layer="layout" svg:width="2.081cm" svg:height="1.27cm" svg:x="19.941cm" svg:y="5.268cm" svg:viewBox="0 0 2082 1271" draw:points="0,1271 0,0 2082,0 2082,1271">
            <text:p text:style-name="P1"><text:span text:style-name="T2">PlotPhi</text:span></text:p>
          </draw:polygon>
          <draw:polygon draw:style-name="gr1" draw:layer="layout" svg:width="2.575cm" svg:height="1.27cm" svg:x="22.658cm" svg:y="5.268cm" svg:viewBox="0 0 2576 1271" draw:points="0,1271 0,0 2576,0 2576,1271">
            <text:p text:style-name="P1"><text:span text:style-name="T2">PlotTauG</text:span></text:p>
          </draw:polygon>
          <draw:polygon draw:style-name="gr1" draw:layer="layout" svg:width="2.046cm" svg:height="1.27cm" svg:x="28.778cm" svg:y="2.163cm" svg:viewBox="0 0 2047 1271" draw:points="0,1271 0,0 2047,0 2047,1271">
            <text:p text:style-name="P1"><text:span text:style-name="T2">PlotAll</text:span></text:p>
          </draw:polygon>
          <draw:path draw:style-name="gr2" draw:layer="layout" svg:width="1.604cm" svg:height="1.824cm" svg:x="27.455cm" svg:y="3.434cm" svg:viewBox="0 0 1605 1825" svg:d="M0 1825c282-352 653-798 1007-1173 109-115 480-537 598-652">
            <text:p/>
          </draw:path>
          <draw:path draw:style-name="gr2" draw:layer="layout" svg:width="0cm" svg:height="1.853cm" svg:x="29.801cm" svg:y="3.4cm" svg:viewBox="0 0 0 1854" svg:d="M0 1854c0-398 0-1393 0-1854">
            <text:p/>
          </draw:path>
          <draw:path draw:style-name="gr2" draw:layer="layout" svg:width="1.666cm" svg:height="1.833cm" svg:x="30.436cm" svg:y="3.434cm" svg:viewBox="0 0 1667 1834" svg:d="M1667 1834c-306-349-703-795-1066-1182-104-111-491-539-601-652">
            <text:p/>
          </draw:path>
          <draw:path draw:style-name="gr2" draw:layer="layout" svg:width="4.004cm" svg:height="2.208cm" svg:x="30.825cm" svg:y="3.054cm" svg:viewBox="0 0 4005 2209" svg:d="M4005 2209c-431-377-1022-850-1606-1176-623-348-1768-824-2399-1033">
            <text:p/>
          </draw:path>
          <draw:path draw:style-name="gr2" draw:layer="layout" svg:width="6.943cm" svg:height="2.505cm" svg:x="21.834cm" svg:y="2.763cm" svg:viewBox="0 0 6944 2506" svg:d="M0 2506c588-389 1403-878 2182-1182 1418-554 3569-1142 4762-1324">
            <text:p/>
          </draw:path>
          <draw:path draw:style-name="gr2" draw:layer="layout" svg:width="4.215cm" svg:height="2.13cm" svg:x="24.562cm" svg:y="3.134cm" svg:viewBox="0 0 4216 2131" svg:d="M0 2131c416-380 993-858 1571-1179 693-384 1949-745 2645-952">
            <text:p/>
          </draw:path>
          <draw:frame draw:style-name="gr3" draw:text-style-name="P2" draw:layer="layout" svg:width="4.473cm" svg:height="1.115cm" svg:x="31.327cm" svg:y="1.385cm">
            <draw:text-box>
              <text:p><text:span text:style-name="T3">plot_widgets</text:span></text:p>
            </draw:text-box>
          </draw:frame>
        </draw:g>
        <draw:g>
          <draw:polygon draw:style-name="gr2" draw:layer="layout" svg:width="2.293cm" svg:height="1.27cm" svg:x="6.019cm" svg:y="2.12cm" svg:viewBox="0 0 2294 1271" draw:points="0,1271 0,0 2294,0 2294,1271">
            <text:p/>
          </draw:polygon>
          <draw:polygon draw:style-name="gr1" draw:layer="layout" svg:width="5.499cm" svg:height="1.27cm" svg:x="7cm" svg:y="5.225cm" svg:viewBox="0 0 5500 1271" draw:points="0,1271 0,0 5500,0 5500,1271">
            <text:p text:style-name="P1"><text:span text:style-name="T2">InputSpecs</text:span></text:p>
          </draw:polygon>
          <draw:polygon draw:style-name="gr1" draw:layer="layout" svg:width="2.578cm" svg:height="1.27cm" svg:x="1.221cm" svg:y="5.225cm" svg:viewBox="0 0 2579 1271" draw:points="0,1271 0,0 2579,0 2579,1271">
            <text:p text:style-name="P1"><text:span text:style-name="T2">InputCoeffs</text:span></text:p>
          </draw:polygon>
          <draw:path draw:style-name="gr4" draw:layer="layout" svg:width="4.318cm" svg:height="2.56cm" svg:x="1.7cm" svg:y="2.657cm" svg:viewBox="0 0 4319 2561" svg:d="M0 2561c224-453 572-1022 1039-1380 798-612 2374-970 3280-1181">
            <text:p/>
          </draw:path>
          <draw:polygon draw:style-name="gr1" draw:layer="layout" svg:width="1.999cm" svg:height="1.27cm" svg:x="4.2cm" svg:y="5.225cm" svg:viewBox="0 0 2000 1271" draw:points="0,1271 0,0 2000,0 2000,1271">
            <text:p text:style-name="P1"><text:span text:style-name="T2">InputPZ</text:span></text:p>
          </draw:polygon>
          <draw:path draw:style-name="gr4" draw:layer="layout" svg:width="0.654cm" svg:height="1.827cm" svg:x="5.627cm" svg:y="3.391cm" svg:viewBox="0 0 655 1828" svg:d="M0 1828c49-359 146-813 340-1176 58-110 237-550 315-652">
            <text:p/>
          </draw:path>
          <draw:polygon draw:style-name="gr1" draw:layer="layout" svg:width="2.505cm" svg:height="1.27cm" svg:x="15.836cm" svg:y="5.225cm" svg:viewBox="0 0 2506 1271" draw:points="0,1271 0,0 2506,0 2506,1271">
            <text:p text:style-name="P1"><text:span text:style-name="T2">InputInfo</text:span></text:p>
          </draw:polygon>
          <draw:path draw:style-name="gr5" draw:layer="layout" svg:width="0.383cm" svg:height="1.833cm" svg:x="7.658cm" svg:y="3.391cm" svg:viewBox="0 0 384 1834" svg:d="M384 1834c-143-351-325-1739-384-1834">
            <text:p/>
          </draw:path>
          <draw:path draw:style-name="gr6" draw:layer="layout" svg:width="1.114cm" svg:height="1.76cm" svg:x="8.8cm" svg:y="6.496cm" svg:viewBox="0 0 1115 1761" svg:d="M1115 1761c0-398-1115-1300-1115-1761">
            <text:p/>
          </draw:path>
          <draw:polygon draw:style-name="gr1" draw:text-style-name="P1" draw:layer="layout" svg:width="2.293cm" svg:height="1.27cm" svg:x="13.276cm" svg:y="5.225cm" svg:viewBox="0 0 2294 1271" draw:points="0,1271 0,0 2294,0 2294,1271">
            <text:p text:style-name="P1"><text:span text:style-name="T2">InputFiles</text:span></text:p>
          </draw:polygon>
          <draw:path draw:style-name="gr4" draw:layer="layout" svg:width="1.584cm" svg:height="1.827cm" svg:x="8.3cm" svg:y="3.391cm" svg:viewBox="0 0 1585 1828" svg:d="M1585 1828c-185-862-485-1362-1585-1828">
            <text:p/>
          </draw:path>
          <draw:path draw:style-name="gr4" draw:layer="layout" svg:width="6.399cm" svg:height="2.461cm" svg:x="8.3cm" svg:y="2.757cm" svg:viewBox="0 0 6400 2462" svg:d="M6400 2462c-300-1362-5188-2299-6400-2462">
            <text:p/>
          </draw:path>
          <draw:path draw:style-name="gr6" draw:layer="layout" svg:width="3.799cm" svg:height="1.86cm" svg:x="10.8cm" svg:y="6.496cm" svg:viewBox="0 0 3800 1861" svg:d="M3800 1861c0-1000-3011-984-3800-1861">
            <text:p/>
          </draw:path>
          <draw:frame draw:style-name="gr7" draw:text-style-name="P3" draw:layer="layout" svg:width="1.691cm" svg:height="0.56cm" svg:x="6.365cm" svg:y="2.556cm">
            <draw:text-box>
              <text:p text:style-name="P1"><text:span text:style-name="T2">InputAll</text:span></text:p>
            </draw:text-box>
          </draw:frame>
          <draw:frame draw:style-name="gr8" draw:text-style-name="P4" draw:layer="layout" svg:width="2.1cm" svg:height="0.56cm" svg:x="8.8cm" svg:y="4.257cm">
            <draw:text-box>
              <text:p text:style-name="P1"><text:span text:style-name="T4">sFD, sSC</text:span></text:p>
            </draw:text-box>
          </draw:frame>
          <draw:frame draw:style-name="gr9" draw:text-style-name="P2" draw:layer="layout" svg:width="4.947cm" svg:height="1.115cm" svg:x="0.8cm" svg:y="1.242cm">
            <draw:text-box>
              <text:p><text:span text:style-name="T3">input_widgets</text:span></text:p>
            </draw:text-box>
          </draw:frame>
          <draw:frame draw:style-name="gr10" draw:text-style-name="P4" draw:layer="layout" svg:width="0.907cm" svg:height="0.56cm" svg:x="3.1cm" svg:y="3.157cm">
            <draw:text-box>
              <text:p text:style-name="P1"><text:span text:style-name="T4">sFD</text:span></text:p>
            </draw:text-box>
          </draw:frame>
          <draw:path draw:style-name="gr4" draw:layer="layout" svg:width="3.099cm" svg:height="2.135cm" draw:transform="rotate (3.13024801345183) translate (5.99976491184385cm 5.19216722613418cm)" svg:viewBox="0 0 3100 2136" svg:d="M0 2136c721-309 2712-1032 3100-2136">
            <text:p/>
          </draw:path>
          <draw:frame draw:style-name="gr10" draw:text-style-name="P4" draw:layer="layout" svg:width="0.907cm" svg:height="0.56cm" svg:x="5.493cm" svg:y="4.157cm">
            <draw:text-box>
              <text:p text:style-name="P1"><text:span text:style-name="T4">sFD</text:span></text:p>
            </draw:text-box>
          </draw:frame>
          <draw:frame draw:style-name="gr10" draw:text-style-name="P4" draw:layer="layout" svg:width="0.907cm" svg:height="0.56cm" svg:x="12.4cm" svg:y="3.497cm">
            <draw:text-box>
              <text:p text:style-name="P1"><text:span text:style-name="T4">sFD</text:span></text:p>
            </draw:text-box>
          </draw:frame>
          <draw:frame draw:style-name="gr10" draw:text-style-name="P4" draw:layer="layout" svg:width="0.907cm" svg:height="0.56cm" svg:x="12.793cm" svg:y="7.14cm">
            <draw:text-box>
              <text:p text:style-name="P1"><text:span text:style-name="T4">sFD</text:span></text:p>
            </draw:text-box>
          </draw:frame>
          <draw:frame draw:style-name="gr10" draw:text-style-name="P4" draw:layer="layout" svg:width="0.907cm" svg:height="0.56cm" svg:x="9.093cm" svg:y="7.297cm">
            <draw:text-box>
              <text:p text:style-name="P1"><text:span text:style-name="T4">sSC</text:span></text:p>
            </draw:text-box>
          </draw:frame>
          <draw:path draw:style-name="gr5" draw:layer="layout" svg:width="0.566cm" svg:height="1.867cm" svg:x="6.358cm" svg:y="3.357cm" svg:viewBox="0 0 567 1868" svg:d="M0 1868c600-800 601-1773 542-1868">
            <text:p/>
          </draw:path>
          <draw:path draw:style-name="gr5" draw:layer="layout" svg:width="8.699cm" svg:height="2.699cm" svg:x="8.3cm" svg:y="2.557cm" svg:viewBox="0 0 8700 2700" svg:d="M8700 2700c-100-2200-7005-2600-8700-2700">
            <text:p/>
          </draw:path>
          <draw:path draw:style-name="gr5" draw:layer="layout" svg:width="4.975cm" svg:height="2.161cm" svg:x="8.3cm" svg:y="3.057cm" svg:viewBox="0 0 4976 2162" svg:d="M4976 2162c-1793-1600-3183-1662-4976-2162">
            <text:p/>
          </draw:path>
          <draw:path draw:style-name="gr4" draw:layer="layout" svg:width="9.218cm" svg:height="1.269cm" svg:x="7.381cm" svg:y="0.848cm" svg:viewBox="0 0 9219 1270" svg:d="M0 1270c119-1461 8319-1261 9219-1261">
            <text:p/>
          </draw:path>
          <draw:frame draw:style-name="gr8" draw:text-style-name="P4" draw:layer="layout" svg:width="2.1cm" svg:height="0.56cm" svg:x="10.2cm" svg:y="0.697cm">
            <draw:text-box>
              <text:p text:style-name="P1"><text:span text:style-name="T4">sFD, sSC</text:span></text:p>
            </draw:text-box>
          </draw:frame>
          <draw:path draw:style-name="gr4" draw:layer="layout" svg:width="10.999cm" svg:height="1.201cm" svg:x="18.8cm" svg:y="0.855cm" svg:viewBox="0 0 11000 1202" svg:d="M0 2c1700 0 11000-100 11000 1200">
            <text:p/>
          </draw:path>
          <draw:path draw:style-name="gr5" draw:layer="layout" svg:width="1.399cm" svg:height="1.86cm" svg:x="9.6cm" svg:y="6.496cm" svg:viewBox="0 0 1400 1861" svg:d="M1400 1861c0-1172-1064-1061-1400-1861">
            <text:p/>
          </draw:path>
          <draw:path draw:style-name="gr5" draw:layer="layout" svg:width="0.943cm" svg:height="1.86cm" svg:x="7.5cm" svg:y="6.496cm" svg:viewBox="0 0 944 1861" svg:d="M944 1861c0-1172-344-1061-944-1861">
            <text:p/>
          </draw:path>
        </draw:g>
        <draw:frame draw:style-name="gr11" draw:text-style-name="P6" draw:layer="layout" svg:width="5.263cm" svg:height="1.419cm" svg:x="28.8cm" svg:y="8.181cm">
          <draw:text-box>
            <text:p text:style-name="P5"><text:span text:style-name="T4">sigFilterDesigned = sFD</text:span></text:p>
            <text:p text:style-name="P5"><text:span text:style-name="T4">sigSpecsChanged <text:s/>= sS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, serif"/>
    <style:font-face style:name="Liberation Sans1" svg:font-family="'Liberation Sans'" style:font-pitch="variable"/>
    <style:font-face style:name="Times New Roman" svg:font-family="'Times New Roman', 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adornments="Standard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ienspitzen_20_1" draw:display-name="Linienspitzen 1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7-17T15:39:27.654000000</dc:date>
    <meta:editing-duration>P1DT8H32M23S</meta:editing-duration>
    <meta:editing-cycles>21</meta:editing-cycles>
    <meta:generator>LibreOffice/4.3.7.2$Windows_x86 LibreOffice_project/8a35821d8636a03b8bf4e15b48f59794652c68ba</meta:generator>
    <meta:document-statistic meta:object-count="48"/>
  </office:meta>
</office:document-meta>
</file>